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adpis1" style:family="paragraph">
      <style:paragraph-properties fo:text-align="justify"/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2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3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4" style:parent-style-name="podpis" style:family="paragraph">
      <style:paragraph-properties fo:text-align="justify" fo:margin-left="0in">
        <style:tab-stops/>
      </style:paragraph-properties>
    </style:style>
    <style:style style:name="P25" style:parent-style-name="Základnítext" style:family="paragraph">
      <style:text-properties fo:font-weight="bold" style:font-weight-asian="bold" fo:color="#008576" fo:font-size="12pt" style:font-size-asian="12pt" style:font-size-complex="13pt"/>
    </style:style>
    <style:style style:name="P26" style:parent-style-name="Normální" style:family="paragraph">
      <style:text-properties fo:background-color="#FFFF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3/2022<text:bookmark-end text:name="Text14"/></text:p>
            <text:p text:style-name="Normální">KVOP-11135/2022<text:bookmark-end text:name="Text2"/></text:p>
            <text:p text:style-name="Normální"><text:bookmark-start text:name="Text6"/>09. 02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Vážený pan<text:bookmark-end text:name="Text7"/></text:p>
            <text:p text:style-name="Normální"><text:bookmark-start text:name="Text8"/>J<text:bookmark-end text:name="Text8"/>. J.</text:p>
            <text:p text:style-name="Normální"/>
            <text:p text:style-name="Normální"/>
            <text:p text:style-name="Normální"/>
            <text:p text:style-name="Normální"/>
            <text:p text:style-name="P17">Do<text:s/>vlastních rukou</text:p>
            <text:p text:style-name="Normální"/>
            <text:p text:style-name="Normální"/>
          </table:table-cell>
        </table:table-row>
      </table:table>
      <text:h text:style-name="P18" text:outline-level="1">Sdělení o poskytnutí informace a rozhodnutí o částečném odmítnutí žádosti podle zákona č. 106/1999 Sb., o svobodném přístupu k informacím, ve znění pozdějších předpisů</text:h>
      <text:p text:style-name="Základnítext">Vážený pane J.,</text:p>
      <text:p text:style-name="Základnítext">dne 5. února 2022 byla do Kanceláře veřejného ochránce práv doručena Vaše žádost podle zákona o svobodném přístupu k informacím, kterou<text:s/><text:span text:style-name="Silné">žádáte následující informace (resp. zaslání níže uvedených dokumentů)</text:span>:</text:p>
      <text:list text:style-name="LFO3_1" text:continue-numbering="true">
        <text:list-item>
          <text:p text:style-name="P19">zprávy ze systematických návštěv věznic z let 2020 a 2021,</text:p>
        </text:list-item>
        <text:list-item>
          <text:p text:style-name="P20">sborníky stanovisek veřejného ochránce práv Vězeňství a Vězeňství II,</text:p>
        </text:list-item>
        <text:list-item>
          <text:p text:style-name="P21">další publikace ochránce zabývající se vězeňstvím,</text:p>
        </text:list-item>
        <text:list-item>
          <text:p text:style-name="P22">Listina základních práv a svobod,</text:p>
        </text:list-item>
        <text:list-item>
          <text:p text:style-name="P23">Evropská vězeňská pravidla.</text:p>
        </text:list-item>
      </text:list>
      <text:p text:style-name="Základnítext">K Vaší žádosti<text:s/><text:span text:style-name="Silné">poskytuji následující informace</text:span>:</text:p>
      <text:p text:style-name="Základnítext">K bodu č. 1:</text:p>
      <text:p text:style-name="Základnítext">V roce 2020 byly uskutečněny systematické<text:s/>návštěvy Vazební věznice Praha Pankrác (sp. zn. 7/2020/NZ/JM), Vazební věznice a ústavu pro výkon zabezpečovací detence Brno (sp. zn. 9/2020/NZ/MS), Věznice Heřmanice (sp. zn. 12/2020/NZ/JM), Věznice Břeclav (objekt Poštorná, sp. zn. 13/2021/NZ/JM), Věznice Odolov (sp. zn. 17/2021/NZ/MS), Věznice Ostrov (sp. zn. 34/2021/NZ/JM). Vyjma zprávy ze systematické návštěvy Věznice Ostrov, kterou nelze poskytnout (více v podrobnostech odkazuji na současně vydané rozhodnutí o částečném odmítnutí informací).</text:p>
      <text:p text:style-name="Základnítext">K bodu č. 2:</text:p>
      <text:p text:style-name="Základnítext">Zasílám oba sborníky stanovisek veřejného ochránce práv Vězeňství a Vězeňství II.</text:p>
      <text:p text:style-name="Základnítext">K bodu č. 3:</text:p>
      <text:p text:style-name="Základnítext">Zasílám Souhrnnou zprávu ze systematických návštěv věznic (2016) a Souhrnnou zprávu ze systematických návštěv zabezpečovací detence (2019).</text:p>
      <text:p text:style-name="Základnítext"/>
      <text:soft-page-break/>
      <text:p text:style-name="Základnítext">K bodu č. 4:</text:p>
      <text:p text:style-name="Základnítext">Zasílám usnesení č. 2/1993 Sb., předsednictva České národní rady ze dne 16. prosince 1992, o vyhlášení LISTINY ZÁKLADNÍCH PRÁV A SVOBOD jako součásti ústavního pořádku České republiky, ve znění pozdějších předpisů.</text:p>
      <text:p text:style-name="Základnítext">K bodu č. 5:</text:p>
      <text:p text:style-name="Základnítext">Zasílám aktuální Evropská vězeňská pravidla /Doporučení Rec (2006) 2 Výrobu ministrů členským státům Rady Evropy k Evropským vězeňským pravidlům/.</text:p>
      <text:p text:style-name="podpis"/>
      <text:p text:style-name="Základnítext">V souladu s § 15 a § 20 odst. 4 písm. a) zákona č. 106/1999 Sb., o svobodném přístupu k informacím, ve znění pozdějších předpisů, ve spojení s § 67 a násl. zákona č. 500/2004 Sb., správního řádu, ve znění pozdějších předpisů,<text:s/><text:span text:style-name="Silné">vydává Kancelář veřejného ochránce práv</text:span><text:s/>jako povinný subjekt podle § 2 odst. 1 zákona o svobodném přístupu k informacím a současně jako osoba pověřená veřejným ochráncem<text:s/>práv k plnění povinností veřejného ochránce práv podle zákona o svobodném přístupu k informacím na základě § 25 odst. 2 zákona č. 349/1999 Sb., o veřejném ochránci práv, ve znění pozdějších předpisů,</text:p>
      <text:h text:style-name="Nadpis1" text:outline-level="1">rozhodnutí,</text:h>
      <text:p text:style-name="Základnítext">kterým se<text:s/><text:span text:style-name="Silné">částečně odmítá</text:span><text:s/>v bodě 1) žádost<text:s/>J. J., t. č. ve výkonu trestu odnětí svobody ve Věznici<text:s/>X, doručená dne 5. února 2022, kterou žadatel žádá poskytnutí zprávy ze systematických návštěv věznic z let 2020 a 2021, a to v rozsahu zprávy ze systematické návštěvy Věznice<text:s/>Ostrov podle ustanovení § 15 odst. 1 ve spojení § 11 odst. 1 písm. b) zákona o svobodném přístupu k informacím, neboť se jedná o tzv. nové informace.</text:p>
      <text:h text:style-name="Nadpis1" text:outline-level="1">Odůvodnění</text:h>
      <text:p text:style-name="Základnítext">Dne 5. 2. 2022 se na veřejného ochránce práv obrátil pan J.<text:s/>J.<text:s/>s žádostí podle zákona o svobodném přístupu k informacím. Požadoval následující informace: (1)<text:tab/>zprávy ze systematických návštěv věznic z let 2020 a 2021, (2)<text:tab/>sborníky stanovisek veřejného ochránce práv Vězeňství a Vězeňství II, (3)<text:tab/>další publikace ochránce zabývající se vězeňstvím, (4)<text:tab/>Listinu základních práv a svobod, (5)<text:tab/>Evropská vězeňská pravidla.</text:p>
      <text:p text:style-name="Základnítext">V souladu s ustanovením § 11 odst. 1 písm. b) zákona o svobodném přístupu k informacím povinný subjekt žádost v bodě 1) částečně odmítá, a to v rozsahu zprávy ze systematické návštěvy<text:s/>Věznice Ostrov, protože nelze poskytnout informace z doposud neukončené systematické návštěvy, přičemž tato systematická návštěva doposud ukončena není.</text:p>
      <text:p text:style-name="Základnítext">Zákon o veřejném ochránci práv upravuje provádění systematických návštěv v § 1 odst. 3 a odst. 4, § 21a<text:s/>a způsob zveřejňování výstupů ochránce dle zákona o veřejném ochránci práv v § 23 odst. 2 cit. zákona.</text:p>
      <text:p text:style-name="Základnítext">Zákon o veřejném ochránci práv stanoví, že po návštěvě zařízení vypracuje zprávu o svých zjištěních, která může obsahovat návrhy opatření k nápravě. Ochránce vyzve zařízení, aby se k jeho zprávě a případným návrhům na opatření k nápravě vyjádřilo ve stanovené lhůtě. V případě, že ochránce shledá vyjádření zařízení dostatečným, vyrozumí jej o tom a věc tím uzavře. Pokud ochránce neshledá vyjádření zařízení<text:s/>dostatečným, může postupovat dle § 20<text:s/><text:soft-page-break/>odst. 2 zákona o veřejném ochránci práv a přistoupit k tzv. sankci, tj. může o svých zjištěních vyrozumět nadřízený úřad, a není-li takového, vládu, nebo může o svých zjištěních informovat veřejnost.<text:span text:style-name="Značkapozn.podčarou"><text:note text:note-class="footnote" text:id="_ftn0"><text:note-citation>1</text:note-citation><text:note-body><text:p text:style-name="Textpozn.podčarou"><text:s/>Ust. § 21 a<text:s/>odst. 3, odst. 4 a odst. 5 zákona o veřejném ochránci práv.</text:p></text:note-body></text:note></text:span></text:p>
      <text:p text:style-name="Základnítext">Podle § 11 odst. 1 písm. b) zákona o svobodném přístupu k informacím může povinný subjekt omezit přístup k informacím, pokud jde o novou informaci, která vznikla při přípravě rozhodnutí povinného<text:s/>subjektu, přičemž tato možnost platí jen do doby, kdy se příprava ukončí rozhodnutím.<text:s/></text:p>
      <text:p text:style-name="Základnítext">Za tzv. novou informaci je třeba v procesním postupu podle zákona o veřejném ochránci práv, který upravuje provádění systematických návštěv, chápat i zprávu ze systematické návštěvy. Zpráva obsahuje zjištění a návrhy opatření k nápravě, které ochránce předkládá navštívenému zařízení. Okamžikem odeslání zprávy z návštěvy k vyjádření zařízení je zahájen dialog se zařízením, který může vést k objasnění jeho postojů ke zjištěným skutečnostem a návrhům opatření k nápravě, případně k uplatnění „námitek“ ke zjištěním a rozporováním navržených opatření k nápravě nebo k plné akceptaci zjištění a navrhovaných opatření ochránce. Zprávu z návštěvy zařízení tak lze považovat za jistou<text:s/>obdobu „kontrolního protokolu“ podle zákona č. 255/2012 Sb., o kontrole (kontrolní řád), ve znění pozdějších předpisů, který je finalizován až po vypořádání námitek kontrolovaného subjektu.<text:span text:style-name="Značkapozn.podčarou"><text:note text:note-class="footnote" text:id="_ftn1"><text:note-citation>2</text:note-citation><text:note-body><text:p text:style-name="Textpozn.podčarou"><text:s/>„Až do konečného vypořádání námitek proti protokolu se jedná o<text:s/>novou informaci (rozhodnutím povinného subjektu se zde rozumí rozhodnutí o podaných námitkách či uplynutí lhůty pro podání námitek).“ In: FUREK, Adam, ROTHANZL, Lukáš, JIROVEC, Tomáš. § 11 [Další omezení práva na informace]. In: FUREK, Adam, ROTHANZL, Lukáš, JIROVEC, Tomáš. Zákon o svobodném přístupu k informacím. 1. vydání. Praha: C. H. Beck, 2016, s. 506.</text:p></text:note-body></text:note></text:span></text:p>
      <text:p text:style-name="Základnítext">Ani po případném obdržení vyjádření zařízení však nelze mít za to, že tyto podkladové informace přestaly mít povahu nových informací. Rozhodnutím je<text:s/>totiž v procesním postupu podle zákona o veřejném ochránci práv, který upravuje provádění systematických návštěv, třeba zpravidla chápat způsob ukončení systematické návštěvy. Tomuto závěru nasvědčuje také komentářová literatura<text:span text:style-name="Značkapozn.podčarou"><text:note text:note-class="footnote" text:id="_ftn2"><text:note-citation>3</text:note-citation><text:note-body><text:p text:style-name="Textpozn.podčarou"><text:s/>Tamtéž, s. 506.</text:p></text:note-body></text:note></text:span>. Podle ní je rozhodnutím povinného subjektu dle § 11 odst. 1 písm. b) zákona o veřejném ochránci práv třeba rozumět jakékoli řešení určité záležitosti povinným subjektem. Rozhodnutí povinného subjektu může mít formalizovanou podobu (např. vydání správního rozhodnutí apod.), ale může být i neformální, např. ukončení určité činnosti apod.</text:p>
      <text:p text:style-name="Základnítext">Systematická návštěva je ukončena akceptací vyjádření zařízení ze strany ochránce, resp. konstatováním, že vyjádření zařízení je dostatečným.<text:span text:style-name="Značkapozn.podčarou"><text:note text:note-class="footnote" text:id="_ftn3"><text:note-citation>4</text:note-citation><text:note-body><text:p text:style-name="Textpozn.podčarou"><text:s/>Ust. § 21a odst. 4 zákona o veřejném<text:s/>ochránci práv.</text:p></text:note-body></text:note></text:span><text:s/>Další možností ukončení procesu systematické návštěvy je sankce ve smyslu § 20 odst. 2 zákona o veřejném ochránci práv.</text:p>
      <text:p text:style-name="Základnítext">Do okamžiku rozhodnutí ochránce o dalším postupu v procesu systematické návštěvy je tak zprávu z návštěvy zařízení i případná obdržená vyjádření zařízení nutno chápat jako tzv. nové informace, jejichž poskytnutí může povinný subjekt omezit. Okamžikem ukončení systematické návštěvy se nicméně veškeré „podkladové“ informace stávají informacemi způsobilými k poskytnutí v režimu zákona o svobodném přístupu k informacím.</text:p>
      <text:soft-page-break/>
      <text:p text:style-name="Základnítext">Ostatně s tím koresponduje zákonná výjimka z mlčenlivosti ochránce vtělená do § 23 odst. 2 zákona o veřejném ochránci práv a praxe ochránce, kdy po ukončení vzájemné komunikace se zařízením ochránce zveřejňuje anonymizované zprávy z návštěvy zařízení a obdržená vyjádření zařízení v databázi Evidence stanovisek ochránce (ESO) na internetových stránkách veřejného ochránce práv (www.ochrance.cz).</text:p>
      <text:p text:style-name="Základnítext">Povinný subjekt přikročil s ohledem na výše uvedené a na základě realizovanému testu proporcionality (testu veřejného zájmu), jehož provedení vyžaduje judikatura Ústavního soudu a správních soudů<text:span text:style-name="Značkapozn.podčarou"><text:note text:note-class="footnote" text:id="_ftn4"><text:note-citation>5</text:note-citation><text:note-body><text:p text:style-name="Textpozn.podčarou"><text:s/>Viz např. nález Ústavního soudu ze dne 13. srpna 2002, sp. zn. Pl. ÚS 3/02, nález Ústavního soudu ze dne 23. února 2011, sp. zn.<text:s/>I. ÚS 2269/10, rozsudek Nejvyššího správního soudu ze dne 13. srpna 2014, čj. 1 As 78/2014-41, a další.</text:p></text:note-body></text:note></text:span>, k rozhodnutí o částečném odmítnutí (neposkytnutí informace), neboť v tomto ohledu považuje povinný subjekt odmítnutí žádosti žadatele s odkazem na ustanovení § 11 odst. 1 písm. b) zákona o svobodném přístupu k informacím za nezbytné.</text:p>
      <text:p text:style-name="Základnítext">Odmítnutí poskytnutí zprávy z doposud neukončené systematické návštěvy lze považovat za legitimní a přiměřený zásah do práva žadatele na informace podle čl. 17 odst. 4 Listiny základních práv a svobod, neboť veřejný ochránce práv obecně usiluje především o dobrovolné odstranění pochybení ze strany šetřených subjektů. Zde navštívených zařízení. Zveřejnění informací v průběhu procesu systematické návštěvy by mohlo snížit ochotu subjektů přijmout nápravná opatření a tím ohrozit její výsledek, popřípadě eliminovat efekt případného využití sankčních oprávnění, a tím zmařit cíl a účel systematické návštěvy.</text:p>
      <text:p text:style-name="Základnítext">V této souvislosti je rovněž vhodné připomenout, že podle ustanovení § 5 odst. 3 zákona o svobodném přístupu k informacím musí být poskytnuté informace do 15 dnů povinným subjektem dále zveřejněny, a to způsobem umožňující dálkový přístup. I v tomto ohledu proto lze mít důvodnou obavu, že by zveřejněním požadovaných informací, mohlo dojít k neadekvátnímu zásahu do současně vedeného šetření (návštěvy) ochráncem a jeho výsledku. Nelze prakticky ani vyloučit, že by požadované informace zveřejnil sám žadatel, neboť zákon o svobodném přístupu k informacím neobsahuje žádný výslovný zákaz, který by bránil zveřejnění získaných informací.<text:s/></text:p>
      <text:p text:style-name="Základnítext">Proto povinný subjekt k poskytnutí předmětných informací, zprávy z neukončené systematické návštěvy zařízení, nepřistoupil. Po ukončení šetření ochránce lze nicméně v souladu s ustanovením § 11 odst. 1 písm. b) zákona o svobodném přístupu k informacím požadovat plné informace (omezení neposkytnutí informace platí jen do doby, kdy se věc ukončí). Jak vyplývá z výše uvedeného, zpráva z návštěv zařízení bude zveřejněna a bude možné vyhledat ji dle uvedené spisové značky v Evidenci stanovisek ochrance (ESO), přičemž předpokládaný časový rámec ukončení tohoto spisu je odhadován do poloviny roku 2022.</text:p>
      <text:p text:style-name="Základnítext">Veškeré ostatní požadované informace byly žadateli poskytnuty a doručeny spolu s tímto rozhodnutím.</text:p>
      <text:h text:style-name="Nadpis1" text:outline-level="1">Poučení</text:h>
      <text:p text:style-name="Základnítext">Proti<text:s/>tomuto rozhodnutí lze podle § 16 zákona o svobodném přístupu k informacím podat ve lhůtě 15 dnů od jeho doručení odvolání k Úřadu pro ochranu osobních údajů prostřednictvím Kanceláře veřejného ochránce práv.</text:p>
      <text:p text:style-name="P24"/>
      <text:p text:style-name="podpis"/>
      <text:p text:style-name="podpis"/>
      <text:p text:style-name="podpis"/>
      <text:p text:style-name="podpis">JUDr. Pavel Pořízek, Ph.D.</text:p>
      <text:p text:style-name="podpis">vedoucí Kanceláře veřejného ochránce práv</text:p>
      <text:p text:style-name="Základnítext"/>
      <text:p text:style-name="P25">10 Příloh</text:p>
      <text:p text:style-name="Základnítext"/>
      <text:p text:style-name="Základnítext"/>
      <text:p text:style-name="Základnítext"/>
      <text:p text:style-name="Základnítext"/>
      <text:p text:style-name="Základnítext"/>
      <text:p text:style-name="Základnítext"/>
      <text:p text:style-name="Základnítext"/>
      <text:p text:style-name="Základnítext"/>
      <text:p text:style-name="Základnítext"/>
      <text:p text:style-name="Základnítext"/>
      <text:p text:style-name="Základnítext"/>
      <text:p text:style-name="Základnítext"/>
      <text:p text:style-name="Základnítext"/>
      <text:p text:style-name="Základnítext"/>
      <text:p text:style-name="Základnítext"/>
      <text:p text:style-name="Základnítext"/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4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6V7L*</text:span></text:p>
        <text:p text:style-name="P12"><text:span text:style-name="T13">KVOPX00C6V7L</text:span>KVOPX00C6V7L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2-09T11:01:00Z</meta:creation-date>
    <dc:date>2022-02-09T11:04:00Z</dc:date>
    <meta:print-date>2016-06-27T08:08:00Z</meta:print-date>
    <meta:template xlink:href="KVOP_dopis%20vedoucího" xlink:type="simple"/>
    <meta:editing-cycles>3</meta:editing-cycles>
    <meta:editing-duration>PT180S</meta:editing-duration>
    <meta:user-defined meta:name="ContentTypeId">0x010100D3A71DC738674B4893D02C4CA0E22FAC</meta:user-defined>
    <meta:document-statistic meta:page-count="5" meta:paragraph-count="20" meta:word-count="1495" meta:character-count="10297" meta:row-count="73" meta:non-whitespace-character-count="8822"/>
  </office:meta>
</office:document-meta>
</file>